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  <style:font-face style:name="Arial" svg:font-family="Arial"/>
  </office:font-face-decls>
  <office:automatic-styles>
    <style:style style:name="TBL0" style:master-page-name="master_0" style:family="table">
      <style:table-properties table:align="left" style:width="11.6944in"/>
    </style:style>
    <style:style style:name="TC0" style:family="table-column">
      <style:table-column-properties style:column-width="0.0694in"/>
    </style:style>
    <style:style style:name="TC1" style:family="table-column">
      <style:table-column-properties style:column-width="1.1111in"/>
    </style:style>
    <style:style style:name="TC2" style:family="table-column">
      <style:table-column-properties style:column-width="0.2777in"/>
    </style:style>
    <style:style style:name="TC3" style:family="table-column">
      <style:table-column-properties style:column-width="0.3194in"/>
    </style:style>
    <style:style style:name="TC4" style:family="table-column">
      <style:table-column-properties style:column-width="0.5138in"/>
    </style:style>
    <style:style style:name="TC5" style:family="table-column">
      <style:table-column-properties style:column-width="0.1388in"/>
    </style:style>
    <style:style style:name="TC6" style:family="table-column">
      <style:table-column-properties style:column-width="2.9166in"/>
    </style:style>
    <style:style style:name="TC7" style:family="table-column">
      <style:table-column-properties style:column-width="1.6666in"/>
    </style:style>
    <style:style style:name="TC8" style:family="table-column">
      <style:table-column-properties style:column-width="0.8472in"/>
    </style:style>
    <style:style style:name="TC9" style:family="table-column">
      <style:table-column-properties style:column-width="0.4027in"/>
    </style:style>
    <style:style style:name="TC10" style:family="table-column">
      <style:table-column-properties style:column-width="0.125in"/>
    </style:style>
    <style:style style:name="TC11" style:family="table-column">
      <style:table-column-properties style:column-width="0.9166in"/>
    </style:style>
    <style:style style:name="TC12" style:family="table-column">
      <style:table-column-properties style:column-width="0.4166in"/>
    </style:style>
    <style:style style:name="TC13" style:family="table-column">
      <style:table-column-properties style:column-width="0.1111in"/>
    </style:style>
    <style:style style:name="TC14" style:family="table-column">
      <style:table-column-properties style:column-width="0.0972in"/>
    </style:style>
    <style:style style:name="TR0" style:family="table-row">
      <style:table-row-properties style:use-optimal-row-height="false" style:row-height="0.0694in"/>
    </style:style>
    <style:style style:name="C0" style:family="table-cell">
      <style:table-cell-properties style:shrink-to-fit="false" fo:wrap-option="wrap" style:vertical-align="top"/>
      <style:paragraph-properties fo:text-align="start"/>
    </style:style>
    <style:style style:name="TR1" style:family="table-row">
      <style:table-row-properties style:use-optimal-row-height="false" style:row-height="0.1944in"/>
    </style:style>
    <style:style style:name="C1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SansSerif" fo:font-size="10.0pt" style:font-size-asian="10.0pt" style:font-size-complex="10.0pt">
</style:text-properties>
    </style:style>
    <style:style style:name="C2" style:family="table-cell">
      <style:table-cell-properties style:shrink-to-fit="false" fo:wrap-option="wrap" fo:border-top="0.0138in solid #000000" fo:padding-top="0.0in" fo:border-left="0.0138in solid #000000" fo:padding-left="0.0833in" fo:border-bottom="0.0138in solid #000000" fo:padding-bottom="0.0in" fo:border-right="0.0138in solid #000000" fo:padding-right="0.0in" style:vertical-align="middle"/>
      <style:paragraph-properties fo:text-align="center"/>
    </style:style>
    <style:style style:name="P1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1" style:family="text">
      <style:text-properties style:font-name="SansSerif" fo:font-size="10.0pt" style:font-size-asian="10.0pt" style:font-size-complex="10.0pt" fo:font-weight="bold">
</style:text-properties>
    </style:style>
    <style:style style:name="TR2" style:family="table-row">
      <style:table-row-properties style:use-optimal-row-height="false" style:row-height="0.3333in"/>
    </style:style>
    <style:style style:name="C3" style:family="table-cell">
      <style:table-cell-properties style:shrink-to-fit="false" fo:wrap-option="wrap" fo:padding-top="0.0in" fo:border-left="0.0138in solid #000000" fo:padding-left="0.0in" fo:border-bottom="0.0138in solid #000000" fo:padding-bottom="0.0in" fo:padding-right="0.0in" style:vertical-align="top"/>
      <style:paragraph-properties fo:text-align="center"/>
    </style:style>
    <style:style style:name="P2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C4" style:family="table-cell">
      <style:table-cell-properties style:shrink-to-fit="false" fo:wrap-option="wrap" fo:padding-top="0.0in" fo:border-left="0.0138in solid #000000" fo:padding-left="0.0833in" fo:border-bottom="0.0138in solid #000000" fo:padding-bottom="0.0in" fo:border-right="0.0138in solid #000000" fo:padding-right="0.0in" style:vertical-align="middle"/>
      <style:paragraph-properties fo:text-align="center"/>
    </style:style>
    <style:style style:name="C5" style:family="table-cell">
      <style:table-cell-properties style:shrink-to-fit="false" fo:wrap-option="wrap" fo:padding-top="0.0in" fo:padding-left="0.0in" fo:border-bottom="0.0138in solid #000000" fo:padding-bottom="0.0in" fo:border-right="0.0138in solid #000000" fo:padding-right="0.0in" style:vertical-align="top"/>
      <style:paragraph-properties fo:text-align="center"/>
    </style:style>
    <style:style style:name="C6" style:family="table-cell">
      <style:table-cell-properties style:shrink-to-fit="false" fo:wrap-option="wrap" fo:padding-top="0.0in" fo:border-left="0.0138in solid #000000" fo:padding-left="0.0in" fo:border-bottom="0.0138in solid #000000" fo:padding-bottom="0.0in" fo:border-right="0.0138in solid #000000" fo:padding-right="0.0in" style:vertical-align="middle"/>
      <style:paragraph-properties fo:text-align="center"/>
    </style:style>
    <style:style style:name="C7" style:family="table-cell">
      <style:table-cell-properties style:shrink-to-fit="false" fo:wrap-option="wrap" fo:padding-top="0.0in" fo:padding-left="0.0in" fo:border-bottom="0.0138in solid #000000" fo:padding-bottom="0.0in" fo:border-right="0.0138in solid #000000" fo:padding-right="0.0in" style:vertical-align="middle"/>
      <style:paragraph-properties fo:text-align="center"/>
    </style:style>
    <style:style style:name="C8" style:family="table-cell">
      <style:table-cell-properties style:shrink-to-fit="false" fo:wrap-option="wrap" fo:padding-top="0.0in" fo:padding-left="0.0555in" fo:border-bottom="0.0138in solid #000000" fo:padding-bottom="0.0in" fo:border-right="0.0138in solid #000000" fo:padding-right="0.0in" style:vertical-align="middle"/>
      <style:paragraph-properties fo:text-align="start"/>
    </style:style>
    <style:style style:name="P3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C9" style:family="table-cell">
      <style:table-cell-properties style:shrink-to-fit="false" fo:wrap-option="wrap" fo:padding-top="0.0138in" fo:padding-left="0.0138in" fo:border-bottom="0.0138in solid #000000" fo:padding-bottom="0.0138in" fo:border-right="0.0138in solid #000000" fo:padding-right="0.0138in" style:vertical-align="top"/>
      <style:paragraph-properties fo:text-align="center"/>
    </style:style>
    <style:style style:name="T2" style:family="text">
      <style:text-properties style:font-name="SansSerif" fo:font-size="10.0pt" style:font-size-asian="10.0pt" style:font-size-complex="10.0pt" style:text-underline-type="single">
</style:text-properties>
    </style:style>
    <style:style style:name="C10" style:family="table-cell">
      <style:table-cell-properties style:shrink-to-fit="false" fo:wrap-option="wrap" fo:padding-top="0.0138in" fo:border-left="0.0138in solid #000000" fo:padding-left="0.0138in" fo:border-bottom="0.0138in solid #000000" fo:padding-bottom="0.0138in" fo:border-right="0.0138in solid #000000" fo:padding-right="0.0138in" style:vertical-align="middle"/>
      <style:paragraph-properties fo:text-align="center"/>
    </style:style>
    <style:style style:name="C11" style:family="table-cell">
      <style:table-cell-properties style:shrink-to-fit="false" fo:wrap-option="wrap" fo:padding-top="0.0138in" fo:padding-left="0.0138in" fo:border-bottom="0.0138in solid #000000" fo:padding-bottom="0.0138in" fo:border-right="0.0138in solid #000000" fo:padding-right="0.0138in" style:vertical-align="middle"/>
      <style:paragraph-properties fo:text-align="center"/>
    </style:style>
    <style:style style:name="C12" style:family="table-cell">
      <style:table-cell-properties style:shrink-to-fit="false" fo:wrap-option="wrap" fo:padding-top="0.0in" fo:border-left="0.0138in solid #000000" fo:padding-left="0.0555in" fo:border-bottom="0.0138in solid #000000" fo:padding-bottom="0.0in" fo:border-right="0.0138in solid #000000" fo:padding-right="0.0in" style:vertical-align="middle"/>
      <style:paragraph-properties fo:text-align="start"/>
    </style:style>
    <style:style style:name="C13" style:family="table-cell">
      <style:table-cell-properties style:shrink-to-fit="false" fo:wrap-option="wrap" fo:padding-top="0.0138in" fo:padding-left="0.0138in" fo:border-bottom="0.0138in solid #000000" fo:padding-bottom="0.0138in" fo:border-right="0.0138in solid #000000" fo:padding-right="0.0138in" style:vertical-align="top"/>
      <style:paragraph-properties fo:text-align="start"/>
    </style:style>
    <style:style style:name="C14" style:family="table-cell">
      <style:table-cell-properties style:shrink-to-fit="false" fo:wrap-option="wrap" fo:padding-top="0.0in" fo:padding-left="0.375in" fo:border-bottom="0.0138in solid #000000" fo:padding-bottom="0.0in" fo:border-right="0.0138in solid #000000" fo:padding-right="0.0in" style:vertical-align="middle"/>
      <style:paragraph-properties fo:text-align="start"/>
    </style:style>
    <style:style style:name="C15" style:family="table-cell">
      <style:table-cell-properties style:shrink-to-fit="false" fo:wrap-option="wrap" fo:padding-top="0.0138in" fo:border-left="0.0138in solid #000000" fo:padding-left="0.0138in" fo:border-bottom="0.0138in solid #000000" fo:padding-bottom="0.0138in" fo:border-right="0.0138in solid #000000" fo:padding-right="0.0138in" style:vertical-align="top"/>
      <style:paragraph-properties fo:text-align="center"/>
    </style:style>
    <style:style style:name="TR3" style:family="table-row">
      <style:table-row-properties style:use-optimal-row-height="false" style:row-height="0.3055in"/>
    </style:style>
    <style:style style:name="C16" style:family="table-cell">
      <style:table-cell-properties style:shrink-to-fit="false" fo:wrap-option="wrap" fo:padding-top="0.0in" fo:border-left="0.0138in solid #000000" fo:padding-left="0.0in" fo:border-bottom="0.0138in solid #000000" fo:padding-bottom="0.0in" fo:padding-right="0.0in" style:vertical-align="top"/>
      <style:paragraph-properties fo:text-align="start"/>
    </style:style>
    <style:style style:name="TR4" style:family="table-row">
      <style:table-row-properties style:use-optimal-row-height="false" style:row-height="0.3888in"/>
    </style:style>
    <style:style style:name="TR5" style:family="table-row">
      <style:table-row-properties style:use-optimal-row-height="false" style:row-height="0.25in"/>
    </style:style>
    <style:style style:name="C17" style:family="table-cell">
      <style:table-cell-properties style:shrink-to-fit="false" fo:wrap-option="wrap" fo:border-top="0.0138in solid #000000" fo:padding-top="0.0138in" fo:border-left="0.0138in solid #000000" fo:padding-left="0.0138in" fo:border-bottom="0.0138in solid #000000" fo:padding-bottom="0.0138in" fo:border-right="0.0138in solid #000000" fo:padding-right="0.0138in" style:vertical-align="top"/>
      <style:paragraph-properties fo:text-align="start"/>
    </style:style>
    <style:style style:name="C18" style:family="table-cell">
      <style:table-cell-properties style:shrink-to-fit="false" fo:wrap-option="wrap" fo:border-top="0.0138in solid #000000" fo:padding-top="0.0138in" fo:padding-left="0.0138in" fo:border-bottom="0.0138in solid #000000" fo:padding-bottom="0.0138in" fo:border-right="0.0138in solid #000000" fo:padding-right="0.0138in" style:vertical-align="middle"/>
      <style:paragraph-properties fo:text-align="center"/>
    </style:style>
    <style:style style:name="C19" style:family="table-cell">
      <style:table-cell-properties style:shrink-to-fit="false" fo:wrap-option="wrap" fo:border-top="0.0138in solid #000000" fo:padding-top="0.0138in" fo:padding-left="0.0138in" fo:border-bottom="0.0138in solid #000000" fo:padding-bottom="0.0138in" fo:border-right="0.0138in solid #000000" fo:padding-right="0.0138in" style:vertical-align="top"/>
      <style:paragraph-properties fo:text-align="center"/>
    </style:style>
    <style:style style:name="C20" style:family="table-cell">
      <style:table-cell-properties style:shrink-to-fit="false" fo:wrap-option="wrap" fo:padding-top="0.0in" fo:border-left="0.0138in solid #000000" fo:padding-left="0.0555in" fo:border-bottom="0.0138in solid #000000" fo:padding-bottom="0.0in" fo:border-right="0.0138in solid #000000" fo:padding-right="0.0in" style:vertical-align="top"/>
      <style:paragraph-properties fo:text-align="start"/>
    </style:style>
    <style:style style:name="TR6" style:family="table-row">
      <style:table-row-properties style:use-optimal-row-height="false" style:row-height="0.2222in"/>
    </style:style>
    <style:style style:name="C21" style:family="table-cell">
      <style:table-cell-properties style:shrink-to-fit="false" fo:wrap-option="wrap" fo:padding-top="0.0in" fo:padding-left="0.0555in" fo:border-bottom="0.0138in solid #000000" fo:padding-bottom="0.0in" fo:border-right="0.0138in solid #000000" fo:padding-right="0.0in" style:vertical-align="middle"/>
      <style:paragraph-properties fo:text-align="center"/>
    </style:style>
    <style:style style:name="TR7" style:family="table-row">
      <style:table-row-properties style:use-optimal-row-height="false" style:row-height="0.0972in"/>
    </style:style>
    <style:style style:name="C22" style:family="table-cell">
      <style:table-cell-properties style:shrink-to-fit="false" fo:wrap-option="wrap" fo:border-top="0.0138in solid #000000" fo:padding-top="0.0in" fo:border-left="0.0138in solid #000000" fo:padding-left="0.0in" fo:border-bottom="0.0138in solid #000000" fo:padding-bottom="0.0in" fo:border-right="0.0138in solid #000000" fo:padding-right="0.0in" style:vertical-align="middle"/>
      <style:paragraph-properties fo:text-align="center"/>
    </style:style>
    <style:style style:name="C23" style:family="table-cell">
      <style:table-cell-properties style:shrink-to-fit="false" fo:wrap-option="wrap" fo:padding-top="0.0in" fo:border-left="0.0138in solid #000000" fo:padding-left="0.0in" fo:border-bottom="0.0138in solid #000000" fo:padding-bottom="0.0in" fo:border-right="0.0138in solid #000000" fo:padding-right="0.0in" style:vertical-align="top"/>
      <style:paragraph-properties fo:text-align="center"/>
    </style:style>
    <style:style style:name="T3" style:family="text">
      <style:text-properties style:font-name="SansSerif" fo:font-size="9.0pt" style:font-size-asian="9.0pt" style:font-size-complex="9.0pt" fo:font-weight="bold">
</style:text-properties>
    </style:style>
    <style:style style:name="TR8" style:family="table-row">
      <style:table-row-properties style:use-optimal-row-height="false" style:row-height="0.0138in"/>
    </style:style>
    <style:style style:name="TR9" style:family="table-row">
      <style:table-row-properties style:use-optimal-row-height="false" style:row-height="0.2916in"/>
    </style:style>
    <style:style style:name="T4" style:family="text">
      <style:text-properties style:font-name="SansSerif" fo:font-size="9.0pt" style:font-size-asian="9.0pt" style:font-size-complex="9.0pt">
</style:text-properties>
    </style:style>
    <style:style style:name="C24" style:family="table-cell">
      <style:table-cell-properties style:shrink-to-fit="false" fo:wrap-option="wrap" fo:padding-top="0.0in" fo:border-left="0.0138in solid #000000" fo:padding-left="0.0in" fo:border-bottom="0.0138in solid #000000" fo:padding-bottom="0.0in" fo:padding-right="0.0in" style:vertical-align="middle"/>
      <style:paragraph-properties fo:text-align="center"/>
    </style:style>
    <style:style style:name="C25" style:family="table-cell">
      <style:table-cell-properties style:shrink-to-fit="false" fo:wrap-option="wrap" fo:padding-top="0.0in" fo:border-left="0.0138in solid #000000" fo:padding-left="0.0555in" fo:padding-bottom="0.0in" fo:border-right="0.0138in solid #000000" fo:padding-right="0.0in" style:vertical-align="middle"/>
      <style:paragraph-properties fo:text-align="start"/>
    </style:style>
    <style:style style:name="T5" style:family="text">
      <style:text-properties style:font-name="Arial" fo:font-size="10.0pt" style:font-size-asian="10.0pt" style:font-size-complex="10.0pt">
</style:text-properties>
    </style:style>
    <style:style style:name="C26" style:family="table-cell">
      <style:table-cell-properties style:shrink-to-fit="false" fo:wrap-option="wrap" fo:padding-top="0.0in" fo:border-left="0.0138in solid #000000" fo:padding-left="0.0555in" fo:border-bottom="0.0138in solid #000000" fo:padding-bottom="0.0in" fo:border-right="0.0138in solid #000000" fo:padding-right="0.0in" style:vertical-align="middle"/>
      <style:paragraph-properties fo:text-align="center"/>
    </style:style>
    <style:style style:name="C27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end"/>
    </style:style>
    <style:style style:name="P4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  <table:table table:name="Edition détaillée - Commune" table:style-name="TBL0">
        <table:table-column table:style-name="TC0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4">
</table:table-column>
        <table:table-column table:style-name="TC1">
</table:table-column>
        <table:table-column table:style-name="TC5">
</table:table-column>
        <table:table-column table:style-name="TC6">
</table:table-column>
        <table:table-column table:style-name="TC7">
</table:table-column>
        <table:table-column table:style-name="TC8">
</table:table-column>
        <table:table-column table:style-name="TC9">
</table:table-column>
        <table:table-column table:style-name="TC10">
</table:table-column>
        <table:table-column table:style-name="TC11">
</table:table-column>
        <table:table-column table:style-name="TC0">
</table:table-column>
        <table:table-column table:style-name="TC12">
</table:table-column>
        <table:table-column table:style-name="TC13">
</table:table-column>
        <table:table-column table:style-name="TC0">
</table:table-column>
        <table:table-column table:style-name="TC13">
</table:table-column>
        <table:table-column table:style-name="TC9">
</table:table-column>
        <table:table-column table:style-name="TC14">
</table:table-column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9">
            <text:p text:style-name="P0"><text:bookmark text:name="JR_PAGE_ANCHOR_0_1"/><text:span text:style-name="T0">BOULOGNE-BILLANCOURT - Hauts-de-Seine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11">
            <text:p text:style-name="P0"><text:span text:style-name="T0">Population légale en vigueur au 1er janvier de l'exercice : 122 825 habitants - Budget principal seul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7">
            <text:p text:style-name="P0"><text:span text:style-name="T0">Strate : communes de plus de 100 000 hab appartenant à un groupement fiscalisé (FPU)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3">
            <text:p text:style-name="P0"><text:span text:style-name="T0">Exercice 2022</text:span></text:p>
          </table:table-cell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2" table:number-columns-spanned="18">
            <text:p text:style-name="P1"><text:span text:style-name="T1"> ANALYSE DES EQUILIBRES FINANCIERS FONDAMENTAUX</text:span></text:p>
          </table:table-cell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0"/>
        </table:table-row>
        <table:table-row table:style-name="TR2">
          <table:table-cell table:style-name="C0"/>
          <table:table-cell table:style-name="C3">
            <text:p text:style-name="P2"><text:span text:style-name="T0">En milliers d'Euros</text:span></text:p>
          </table:table-cell>
          <table:table-cell table:style-name="C3" table:number-columns-spanned="3">
            <text:p text:style-name="P2"><text:span text:style-name="T0">Euros par habitant</text:span></text:p>
          </table:table-cell>
          <table:table-cell table:style-name="C3"/>
          <table:table-cell table:style-name="C3"/>
          <table:table-cell table:style-name="C3">
            <text:p text:style-name="P2"><text:span text:style-name="T0">Moyenne de la strate</text:span></text:p>
          </table:table-cell>
          <table:table-cell table:style-name="C4" table:number-columns-spanned="5">
            <text:p text:style-name="P1"><text:span text:style-name="T1">OPERATIONS DE FONCTIONNEMENT</text:span></text:p>
          </table:table-cell>
          <table:table-cell table:style-name="C4"/>
          <table:table-cell table:style-name="C4"/>
          <table:table-cell table:style-name="C4"/>
          <table:table-cell table:style-name="C4"/>
          <table:table-cell table:style-name="C5" table:number-columns-spanned="3">
            <text:p text:style-name="P2"><text:span text:style-name="T0">Ratios de structure</text:span></text:p>
          </table:table-cell>
          <table:table-cell table:style-name="C5"/>
          <table:table-cell table:style-name="C5"/>
          <table:table-cell table:style-name="C5" table:number-columns-spanned="5">
            <text:p text:style-name="P2"><text:span text:style-name="T0">Moyenne de la strate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269 403</text:span></text:p>
          </table:table-cell>
          <table:table-cell table:style-name="C7" table:number-columns-spanned="3">
            <text:p text:style-name="P1"><text:span text:style-name="T0">2 193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 477</text:span></text:p>
          </table:table-cell>
          <table:table-cell table:style-name="C8" table:number-columns-spanned="5">
            <text:p text:style-name="P3"><text:span text:style-name="T1">TOTAL DES PRODUITS DE FONCTIONNEMENT = A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8">
            <text:p text:style-name="P2"><text:span text:style-name="T2">en % des produits CAF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225 926</text:span></text:p>
          </table:table-cell>
          <table:table-cell table:style-name="C11" table:number-columns-spanned="3">
            <text:p text:style-name="P1"><text:span text:style-name="T0">1 839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 436</text:span></text:p>
          </table:table-cell>
          <table:table-cell table:style-name="C12" table:number-columns-spanned="5">
            <text:p text:style-name="P3"><text:span text:style-name="T0">PRODUITS  DE FONCTIONNEMENT CAF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13" table:number-columns-spanned="3">
            <text:p text:style-name="P0"/>
          </table:table-cell>
          <table:table-cell table:style-name="C13"/>
          <table:table-cell table:style-name="C13"/>
          <table:table-cell table:style-name="C13" table:number-columns-spanned="5">
            <text:p text:style-name="P0"/>
          </table:table-cell>
          <table:table-cell table:style-name="C13"/>
          <table:table-cell table:style-name="C13"/>
          <table:table-cell table:style-name="C13"/>
          <table:table-cell table:style-name="C13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104 855</text:span></text:p>
          </table:table-cell>
          <table:table-cell table:style-name="C7" table:number-columns-spanned="3">
            <text:p text:style-name="P1"><text:span text:style-name="T0">854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726</text:span></text:p>
          </table:table-cell>
          <table:table-cell table:style-name="C8" table:number-columns-spanned="5">
            <text:p text:style-name="P3"><text:span text:style-name="T0">dont : Impôts Locaux 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11" table:number-columns-spanned="3">
            <text:p text:style-name="P1"><text:span text:style-name="T0">46,41</text:span></text:p>
          </table:table-cell>
          <table:table-cell table:style-name="C11"/>
          <table:table-cell table:style-name="C11"/>
          <table:table-cell table:style-name="C11" table:number-columns-spanned="5">
            <text:p text:style-name="P1"><text:span text:style-name="T0">50,59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78 034</text:span></text:p>
          </table:table-cell>
          <table:table-cell table:style-name="C7" table:number-columns-spanned="3">
            <text:p text:style-name="P1"><text:span text:style-name="T0">635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35</text:span></text:p>
          </table:table-cell>
          <table:table-cell table:style-name="C14" table:number-columns-spanned="5">
            <text:p text:style-name="P3"><text:span text:style-name="T0">Fiscalité reversée par les groupements à fiscalité propre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11" table:number-columns-spanned="3">
            <text:p text:style-name="P1"><text:span text:style-name="T0">-</text:span></text:p>
          </table:table-cell>
          <table:table-cell table:style-name="C11"/>
          <table:table-cell table:style-name="C11"/>
          <table:table-cell table:style-name="C11" table:number-columns-spanned="5">
            <text:p text:style-name="P1"><text:span text:style-name="T0">-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3 410</text:span></text:p>
          </table:table-cell>
          <table:table-cell table:style-name="C7" table:number-columns-spanned="3">
            <text:p text:style-name="P1"><text:span text:style-name="T0">28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20</text:span></text:p>
          </table:table-cell>
          <table:table-cell table:style-name="C14" table:number-columns-spanned="5">
            <text:p text:style-name="P3"><text:span text:style-name="T0">Autres impôts et taxe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11" table:number-columns-spanned="3">
            <text:p text:style-name="P1"><text:span text:style-name="T0">1,51</text:span></text:p>
          </table:table-cell>
          <table:table-cell table:style-name="C11"/>
          <table:table-cell table:style-name="C11"/>
          <table:table-cell table:style-name="C11" table:number-columns-spanned="5">
            <text:p text:style-name="P1"><text:span text:style-name="T0">8,34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0</text:span></text:p>
          </table:table-cell>
          <table:table-cell table:style-name="C7" table:number-columns-spanned="3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215</text:span></text:p>
          </table:table-cell>
          <table:table-cell table:style-name="C14" table:number-columns-spanned="5">
            <text:p text:style-name="P3"><text:span text:style-name="T0">Dotation globale de fonctionnement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11" table:number-columns-spanned="3">
            <text:p text:style-name="P1"><text:span text:style-name="T0">0,00</text:span></text:p>
          </table:table-cell>
          <table:table-cell table:style-name="C11"/>
          <table:table-cell table:style-name="C11"/>
          <table:table-cell table:style-name="C11" table:number-columns-spanned="5">
            <text:p text:style-name="P1"><text:span text:style-name="T0">14,95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12 045</text:span></text:p>
          </table:table-cell>
          <table:table-cell table:style-name="C7" table:number-columns-spanned="3">
            <text:p text:style-name="P1"><text:span text:style-name="T0">98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95</text:span></text:p>
          </table:table-cell>
          <table:table-cell table:style-name="C14" table:number-columns-spanned="5">
            <text:p text:style-name="P3"><text:span text:style-name="T0">Autres dotations et participation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11" table:number-columns-spanned="3">
            <text:p text:style-name="P1"><text:span text:style-name="T0">5,33</text:span></text:p>
          </table:table-cell>
          <table:table-cell table:style-name="C11"/>
          <table:table-cell table:style-name="C11"/>
          <table:table-cell table:style-name="C11" table:number-columns-spanned="5">
            <text:p text:style-name="P1"><text:span text:style-name="T0">6,58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283</text:span></text:p>
          </table:table-cell>
          <table:table-cell table:style-name="C7" table:number-columns-spanned="3">
            <text:p text:style-name="P1"><text:span text:style-name="T0">2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</text:span></text:p>
          </table:table-cell>
          <table:table-cell table:style-name="C14" table:number-columns-spanned="5">
            <text:p text:style-name="P3"><text:span text:style-name="T0">dont : FCTVA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11" table:number-columns-spanned="3">
            <text:p text:style-name="P1"><text:span text:style-name="T0">0,13</text:span></text:p>
          </table:table-cell>
          <table:table-cell table:style-name="C11"/>
          <table:table-cell table:style-name="C11"/>
          <table:table-cell table:style-name="C11" table:number-columns-spanned="5">
            <text:p text:style-name="P1"><text:span text:style-name="T0">0,09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22 050</text:span></text:p>
          </table:table-cell>
          <table:table-cell table:style-name="C7" table:number-columns-spanned="3">
            <text:p text:style-name="P1"><text:span text:style-name="T0">180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09</text:span></text:p>
          </table:table-cell>
          <table:table-cell table:style-name="C14" table:number-columns-spanned="5">
            <text:p text:style-name="P3"><text:span text:style-name="T0">Produits des services et du domaine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11" table:number-columns-spanned="3">
            <text:p text:style-name="P1"><text:span text:style-name="T0">9,76</text:span></text:p>
          </table:table-cell>
          <table:table-cell table:style-name="C11"/>
          <table:table-cell table:style-name="C11"/>
          <table:table-cell table:style-name="C11" table:number-columns-spanned="5">
            <text:p text:style-name="P1"><text:span text:style-name="T0">7,62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262 232</text:span></text:p>
          </table:table-cell>
          <table:table-cell table:style-name="C7" table:number-columns-spanned="3">
            <text:p text:style-name="P1"><text:span text:style-name="T0">2 135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 348</text:span></text:p>
          </table:table-cell>
          <table:table-cell table:style-name="C8" table:number-columns-spanned="5">
            <text:p text:style-name="P3"><text:span text:style-name="T1">TOTAL DES CHARGES DE FONCTIONNEMENT = B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8">
            <text:p text:style-name="P2"><text:span text:style-name="T2">en % des charges CAF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202 363</text:span></text:p>
          </table:table-cell>
          <table:table-cell table:style-name="C11" table:number-columns-spanned="3">
            <text:p text:style-name="P1"><text:span text:style-name="T0">1 648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 237</text:span></text:p>
          </table:table-cell>
          <table:table-cell table:style-name="C12" table:number-columns-spanned="5">
            <text:p text:style-name="P3"><text:span text:style-name="T0">CHARGES DE FONCTIONNEMENT CAF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13" table:number-columns-spanned="3">
            <text:p text:style-name="P0"/>
          </table:table-cell>
          <table:table-cell table:style-name="C13"/>
          <table:table-cell table:style-name="C13"/>
          <table:table-cell table:style-name="C13" table:number-columns-spanned="5">
            <text:p text:style-name="P0"/>
          </table:table-cell>
          <table:table-cell table:style-name="C13"/>
          <table:table-cell table:style-name="C13"/>
          <table:table-cell table:style-name="C13"/>
          <table:table-cell table:style-name="C13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91 712</text:span></text:p>
          </table:table-cell>
          <table:table-cell table:style-name="C7" table:number-columns-spanned="3">
            <text:p text:style-name="P1"><text:span text:style-name="T0">747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718</text:span></text:p>
          </table:table-cell>
          <table:table-cell table:style-name="C8" table:number-columns-spanned="5">
            <text:p text:style-name="P3"><text:span text:style-name="T0">dont : Charges de personnel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3">
            <text:p text:style-name="P2"><text:span text:style-name="T0">45,32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58,04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35 591</text:span></text:p>
          </table:table-cell>
          <table:table-cell table:style-name="C7" table:number-columns-spanned="3">
            <text:p text:style-name="P1"><text:span text:style-name="T0">290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261</text:span></text:p>
          </table:table-cell>
          <table:table-cell table:style-name="C14" table:number-columns-spanned="5">
            <text:p text:style-name="P3"><text:span text:style-name="T0">Achats et charges externe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3">
            <text:p text:style-name="P2"><text:span text:style-name="T0">17,59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21,06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1 779</text:span></text:p>
          </table:table-cell>
          <table:table-cell table:style-name="C7" table:number-columns-spanned="3">
            <text:p text:style-name="P1"><text:span text:style-name="T0">14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21</text:span></text:p>
          </table:table-cell>
          <table:table-cell table:style-name="C14" table:number-columns-spanned="5">
            <text:p text:style-name="P3"><text:span text:style-name="T0">Charges financière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3">
            <text:p text:style-name="P2"><text:span text:style-name="T0">0,88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1,69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54 820</text:span></text:p>
          </table:table-cell>
          <table:table-cell table:style-name="C7" table:number-columns-spanned="3">
            <text:p text:style-name="P1"><text:span text:style-name="T0">446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39</text:span></text:p>
          </table:table-cell>
          <table:table-cell table:style-name="C14" table:number-columns-spanned="5">
            <text:p text:style-name="P3"><text:span text:style-name="T0">Contingent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3">
            <text:p text:style-name="P2"><text:span text:style-name="T0">27,09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3,16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13 953</text:span></text:p>
          </table:table-cell>
          <table:table-cell table:style-name="C7" table:number-columns-spanned="3">
            <text:p text:style-name="P1"><text:span text:style-name="T0">114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58</text:span></text:p>
          </table:table-cell>
          <table:table-cell table:style-name="C14" table:number-columns-spanned="5">
            <text:p text:style-name="P3"><text:span text:style-name="T0">Subventions versée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3">
            <text:p text:style-name="P2"><text:span text:style-name="T0">6,90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12,77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7 171</text:span></text:p>
          </table:table-cell>
          <table:table-cell table:style-name="C9" table:number-columns-spanned="3">
            <text:p text:style-name="P2"><text:span text:style-name="T0">58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129</text:span></text:p>
          </table:table-cell>
          <table:table-cell table:style-name="C8" table:number-columns-spanned="5">
            <text:p text:style-name="P3"><text:span text:style-name="T1">RESULTAT COMPTABLE = A - B = R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13" table:number-columns-spanned="3">
            <text:p text:style-name="P0"/>
          </table:table-cell>
          <table:table-cell table:style-name="C13"/>
          <table:table-cell table:style-name="C13"/>
          <table:table-cell table:style-name="C13" table:number-columns-spanned="5">
            <text:p text:style-name="P0"/>
          </table:table-cell>
          <table:table-cell table:style-name="C13"/>
          <table:table-cell table:style-name="C13"/>
          <table:table-cell table:style-name="C13"/>
          <table:table-cell table:style-name="C13"/>
          <table:table-cell table:style-name="C0"/>
        </table:table-row>
        <table:table-row table:style-name="TR3">
          <table:table-cell table:style-name="C0"/>
          <table:table-cell table:style-name="C16" table:number-columns-spanned="5">
            <text:p text:style-name="P0"/>
          </table:table-cell>
          <table:table-cell table:style-name="C16"/>
          <table:table-cell table:style-name="C16"/>
          <table:table-cell table:style-name="C16"/>
          <table:table-cell table:style-name="C16"/>
          <table:table-cell table:style-name="C4" table:number-columns-spanned="5">
            <text:p text:style-name="P1"><text:span text:style-name="T1">OPERATIONS D'INVESTISSEMENT</text:span></text:p>
          </table:table-cell>
          <table:table-cell table:style-name="C4"/>
          <table:table-cell table:style-name="C4"/>
          <table:table-cell table:style-name="C4"/>
          <table:table-cell table:style-name="C4"/>
          <table:table-cell table:style-name="C5" table:number-columns-spanned="8">
            <text:p text:style-name="P2"/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94 665</text:span></text:p>
          </table:table-cell>
          <table:table-cell table:style-name="C9" table:number-columns-spanned="3">
            <text:p text:style-name="P2"><text:span text:style-name="T0">771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456</text:span></text:p>
          </table:table-cell>
          <table:table-cell table:style-name="C8" table:number-columns-spanned="5">
            <text:p text:style-name="P3"><text:span text:style-name="T1">TOTAL DES RESSOURCES D'INVESTISSEMENT = C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8">
            <text:p text:style-name="P2"><text:span text:style-name="T2">en % des ressources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6 331</text:span></text:p>
          </table:table-cell>
          <table:table-cell table:style-name="C9" table:number-columns-spanned="3">
            <text:p text:style-name="P2"><text:span text:style-name="T0">52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111</text:span></text:p>
          </table:table-cell>
          <table:table-cell table:style-name="C8" table:number-columns-spanned="5">
            <text:p text:style-name="P3"><text:span text:style-name="T0">dont : Emprunts bancaires et dettes assimilées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3">
            <text:p text:style-name="P2"><text:span text:style-name="T0">6,69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24,25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1 406</text:span></text:p>
          </table:table-cell>
          <table:table-cell table:style-name="C9" table:number-columns-spanned="3">
            <text:p text:style-name="P2"><text:span text:style-name="T0">11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38</text:span></text:p>
          </table:table-cell>
          <table:table-cell table:style-name="C14" table:number-columns-spanned="5">
            <text:p text:style-name="P3"><text:span text:style-name="T0">Subventions reçue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3">
            <text:p text:style-name="P2"><text:span text:style-name="T0">1,48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8,41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323</text:span></text:p>
          </table:table-cell>
          <table:table-cell table:style-name="C9" table:number-columns-spanned="3">
            <text:p text:style-name="P2"><text:span text:style-name="T0">3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5</text:span></text:p>
          </table:table-cell>
          <table:table-cell table:style-name="C14" table:number-columns-spanned="5">
            <text:p text:style-name="P3"><text:span text:style-name="T0">Taxe d'aménagement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3">
            <text:p text:style-name="P2"><text:span text:style-name="T0">0,34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1,07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2 602</text:span></text:p>
          </table:table-cell>
          <table:table-cell table:style-name="C9" table:number-columns-spanned="3">
            <text:p text:style-name="P2"><text:span text:style-name="T0">21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32</text:span></text:p>
          </table:table-cell>
          <table:table-cell table:style-name="C14" table:number-columns-spanned="5">
            <text:p text:style-name="P3"><text:span text:style-name="T0">FCTVA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3">
            <text:p text:style-name="P2"><text:span text:style-name="T0">2,75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6,97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0</text:span></text:p>
          </table:table-cell>
          <table:table-cell table:style-name="C9" table:number-columns-spanned="3">
            <text:p text:style-name="P2"><text:span text:style-name="T0">0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0</text:span></text:p>
          </table:table-cell>
          <table:table-cell table:style-name="C14" table:number-columns-spanned="5">
            <text:p text:style-name="P3"><text:span text:style-name="T0">Retour de biens affectés, concédés, ...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3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94 418</text:span></text:p>
          </table:table-cell>
          <table:table-cell table:style-name="C9" table:number-columns-spanned="3">
            <text:p text:style-name="P2"><text:span text:style-name="T0">769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459</text:span></text:p>
          </table:table-cell>
          <table:table-cell table:style-name="C8" table:number-columns-spanned="5">
            <text:p text:style-name="P3"><text:span text:style-name="T1">TOTAL DES EMPLOIS D'INVESTISSEMENT = D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8">
            <text:p text:style-name="P2"><text:span text:style-name="T2">en % des emplois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85 170</text:span></text:p>
          </table:table-cell>
          <table:table-cell table:style-name="C9" table:number-columns-spanned="3">
            <text:p text:style-name="P2"><text:span text:style-name="T0">693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292</text:span></text:p>
          </table:table-cell>
          <table:table-cell table:style-name="C8" table:number-columns-spanned="5">
            <text:p text:style-name="P3"><text:span text:style-name="T0">dont : Dépenses d'équipement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3">
            <text:p text:style-name="P2"><text:span text:style-name="T0">90,21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63,75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6 300</text:span></text:p>
          </table:table-cell>
          <table:table-cell table:style-name="C5" table:number-columns-spanned="3">
            <text:p text:style-name="P2"><text:span text:style-name="T0">51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109</text:span></text:p>
          </table:table-cell>
          <table:table-cell table:style-name="C14" table:number-columns-spanned="5">
            <text:p text:style-name="P3"><text:span text:style-name="T0">Remboursement d'emprunts et dettes assimilée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3">
            <text:p text:style-name="P2"><text:span text:style-name="T0">6,67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23,72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0</text:span></text:p>
          </table:table-cell>
          <table:table-cell table:style-name="C5" table:number-columns-spanned="3">
            <text:p text:style-name="P2"><text:span text:style-name="T0">0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0</text:span></text:p>
          </table:table-cell>
          <table:table-cell table:style-name="C14" table:number-columns-spanned="5">
            <text:p text:style-name="P3"><text:span text:style-name="T0">Charges à répartir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3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0</text:span></text:p>
          </table:table-cell>
          <table:table-cell table:style-name="C5" table:number-columns-spanned="3">
            <text:p text:style-name="P2"><text:span text:style-name="T0">0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0</text:span></text:p>
          </table:table-cell>
          <table:table-cell table:style-name="C14" table:number-columns-spanned="5">
            <text:p text:style-name="P3"><text:span text:style-name="T0">Immobilisations affectées, concédées, ...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3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4">
          <table:table-cell table:style-name="C0"/>
          <table:table-cell table:style-name="C15">
            <text:p text:style-name="P2"><text:span text:style-name="T0">-247</text:span></text:p>
          </table:table-cell>
          <table:table-cell table:style-name="C5" table:number-columns-spanned="3">
            <text:p text:style-name="P2"><text:span text:style-name="T0">-2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3</text:span></text:p>
          </table:table-cell>
          <table:table-cell table:style-name="C8" table:number-columns-spanned="5">
            <text:p text:style-name="P3"><text:span text:style-name="T1">Besoin ou capacité de financement résiduel de la section d'investissement = D - C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8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0</text:span></text:p>
          </table:table-cell>
          <table:table-cell table:style-name="C5" table:number-columns-spanned="3">
            <text:p text:style-name="P2"><text:span text:style-name="T0">0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1</text:span></text:p>
          </table:table-cell>
          <table:table-cell table:style-name="C8" table:number-columns-spanned="5">
            <text:p text:style-name="P3"><text:span text:style-name="T0">+ Solde des opérations pour le compte de tiers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8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4">
          <table:table-cell table:style-name="C0"/>
          <table:table-cell table:style-name="C15">
            <text:p text:style-name="P2"><text:span text:style-name="T0">-247</text:span></text:p>
          </table:table-cell>
          <table:table-cell table:style-name="C5" table:number-columns-spanned="3">
            <text:p text:style-name="P2"><text:span text:style-name="T0">-2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4</text:span></text:p>
          </table:table-cell>
          <table:table-cell table:style-name="C8" table:number-columns-spanned="5">
            <text:p text:style-name="P3"><text:span text:style-name="T1">= Besoin ou capacité de financement de la section d'investissement = E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8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7 419</text:span></text:p>
          </table:table-cell>
          <table:table-cell table:style-name="C9" table:number-columns-spanned="3">
            <text:p text:style-name="P2"><text:span text:style-name="T0">60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125</text:span></text:p>
          </table:table-cell>
          <table:table-cell table:style-name="C8" table:number-columns-spanned="5">
            <text:p text:style-name="P3"><text:span text:style-name="T1">Résultat d'ensemble = R - E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8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5">
          <table:table-cell table:style-name="C0"/>
          <table:table-cell table:style-name="C17" table:number-columns-spanned="5">
            <text:p text:style-name="P0"/>
          </table:table-cell>
          <table:table-cell table:style-name="C17"/>
          <table:table-cell table:style-name="C17"/>
          <table:table-cell table:style-name="C17"/>
          <table:table-cell table:style-name="C17"/>
          <table:table-cell table:style-name="C18" table:number-columns-spanned="5">
            <text:p text:style-name="P1"><text:span text:style-name="T1">AUTOFINANCEMENT</text:span></text:p>
          </table:table-cell>
          <table:table-cell table:style-name="C18"/>
          <table:table-cell table:style-name="C18"/>
          <table:table-cell table:style-name="C18"/>
          <table:table-cell table:style-name="C18"/>
          <table:table-cell table:style-name="C19" table:number-columns-spanned="8">
            <text:p text:style-name="P2"><text:span text:style-name="T2">en % des produits CAF</text:span></text:p>
          </table:table-cell>
          <table:table-cell table:style-name="C19"/>
          <table:table-cell table:style-name="C19"/>
          <table:table-cell table:style-name="C19"/>
          <table:table-cell table:style-name="C19"/>
          <table:table-cell table:style-name="C19"/>
          <table:table-cell table:style-name="C19"/>
          <table:table-cell table:style-name="C19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25 370</text:span></text:p>
          </table:table-cell>
          <table:table-cell table:style-name="C11" table:number-columns-spanned="3">
            <text:p text:style-name="P1"><text:span text:style-name="T0">207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218</text:span></text:p>
          </table:table-cell>
          <table:table-cell table:style-name="C8" table:number-columns-spanned="5">
            <text:p text:style-name="P3"><text:span text:style-name="T0">Excédent brut de fonctionnement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3">
            <text:p text:style-name="P1"><text:span text:style-name="T0">11,23</text:span></text:p>
          </table:table-cell>
          <table:table-cell table:style-name="C7"/>
          <table:table-cell table:style-name="C7"/>
          <table:table-cell table:style-name="C7" table:number-columns-spanned="5">
            <text:p text:style-name="P1"><text:span text:style-name="T0">15,17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23 564</text:span></text:p>
          </table:table-cell>
          <table:table-cell table:style-name="C11" table:number-columns-spanned="3">
            <text:p text:style-name="P1"><text:span text:style-name="T0">192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98</text:span></text:p>
          </table:table-cell>
          <table:table-cell table:style-name="C8" table:number-columns-spanned="5">
            <text:p text:style-name="P3"><text:span text:style-name="T0">Capacité d'autofinancement = CAF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3">
            <text:p text:style-name="P1"><text:span text:style-name="T0">10,43</text:span></text:p>
          </table:table-cell>
          <table:table-cell table:style-name="C7"/>
          <table:table-cell table:style-name="C7"/>
          <table:table-cell table:style-name="C7" table:number-columns-spanned="5">
            <text:p text:style-name="P1"><text:span text:style-name="T0">13,8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17 263</text:span></text:p>
          </table:table-cell>
          <table:table-cell table:style-name="C11" table:number-columns-spanned="3">
            <text:p text:style-name="P1"><text:span text:style-name="T0">141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89</text:span></text:p>
          </table:table-cell>
          <table:table-cell table:style-name="C8" table:number-columns-spanned="5">
            <text:p text:style-name="P3"><text:span text:style-name="T0">CAF nette du remboursement en capital des emprunts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3">
            <text:p text:style-name="P1"><text:span text:style-name="T0">7,64</text:span></text:p>
          </table:table-cell>
          <table:table-cell table:style-name="C7"/>
          <table:table-cell table:style-name="C7"/>
          <table:table-cell table:style-name="C7" table:number-columns-spanned="5">
            <text:p text:style-name="P1"><text:span text:style-name="T0">6,22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5">
          <table:table-cell table:style-name="C0"/>
          <table:table-cell table:style-name="C10" table:number-columns-spanned="5">
            <text:p text:style-name="P1"/>
          </table:table-cell>
          <table:table-cell table:style-name="C10"/>
          <table:table-cell table:style-name="C10"/>
          <table:table-cell table:style-name="C10"/>
          <table:table-cell table:style-name="C10"/>
          <table:table-cell table:style-name="C11" table:number-columns-spanned="5">
            <text:p text:style-name="P1"><text:span text:style-name="T1">ENDETTEMENT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11" table:number-columns-spanned="8">
            <text:p text:style-name="P1"><text:span text:style-name="T2">en % des produits CAF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68 863</text:span></text:p>
          </table:table-cell>
          <table:table-cell table:style-name="C11" table:number-columns-spanned="3">
            <text:p text:style-name="P1"><text:span text:style-name="T0">561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 096</text:span></text:p>
          </table:table-cell>
          <table:table-cell table:style-name="C8" table:number-columns-spanned="5">
            <text:p text:style-name="P3"><text:span text:style-name="T0">Encours total de la dette au 31 décembre N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3">
            <text:p text:style-name="P1"><text:span text:style-name="T0">30,48</text:span></text:p>
          </table:table-cell>
          <table:table-cell table:style-name="C7"/>
          <table:table-cell table:style-name="C7"/>
          <table:table-cell table:style-name="C7" table:number-columns-spanned="5">
            <text:p text:style-name="P1"><text:span text:style-name="T0">76,33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68 693</text:span></text:p>
          </table:table-cell>
          <table:table-cell table:style-name="C11" table:number-columns-spanned="3">
            <text:p text:style-name="P1"><text:span text:style-name="T0">559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 091</text:span></text:p>
          </table:table-cell>
          <table:table-cell table:style-name="C20" table:number-columns-spanned="5">
            <text:p text:style-name="P0"><text:span text:style-name="T0">Encours des dettes bancaires et assimilées</text:span></text:p>
          </table:table-cell>
          <table:table-cell table:style-name="C20"/>
          <table:table-cell table:style-name="C20"/>
          <table:table-cell table:style-name="C20"/>
          <table:table-cell table:style-name="C20"/>
          <table:table-cell table:style-name="C7" table:number-columns-spanned="3">
            <text:p text:style-name="P1"><text:span text:style-name="T0">30,41</text:span></text:p>
          </table:table-cell>
          <table:table-cell table:style-name="C7"/>
          <table:table-cell table:style-name="C7"/>
          <table:table-cell table:style-name="C7" table:number-columns-spanned="5">
            <text:p text:style-name="P1"><text:span text:style-name="T0">88,18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4">
          <table:table-cell table:style-name="C0"/>
          <table:table-cell table:style-name="C10">
            <text:p text:style-name="P1"><text:span text:style-name="T0">68 693</text:span></text:p>
          </table:table-cell>
          <table:table-cell table:style-name="C11" table:number-columns-spanned="3">
            <text:p text:style-name="P1"><text:span text:style-name="T0">559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 087</text:span></text:p>
          </table:table-cell>
          <table:table-cell table:style-name="C20" table:number-columns-spanned="5">
            <text:p text:style-name="P0"><text:span text:style-name="T0">Encours des dettes bancaires net de l'aide du fonds de soutien pour la sortie des emprunts toxiques</text:span></text:p>
          </table:table-cell>
          <table:table-cell table:style-name="C20"/>
          <table:table-cell table:style-name="C20"/>
          <table:table-cell table:style-name="C20"/>
          <table:table-cell table:style-name="C20"/>
          <table:table-cell table:style-name="C7" table:number-columns-spanned="3">
            <text:p text:style-name="P1"><text:span text:style-name="T0">30,41</text:span></text:p>
          </table:table-cell>
          <table:table-cell table:style-name="C7"/>
          <table:table-cell table:style-name="C7"/>
          <table:table-cell table:style-name="C7" table:number-columns-spanned="5">
            <text:p text:style-name="P1"><text:span text:style-name="T0">75,74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8 024</text:span></text:p>
          </table:table-cell>
          <table:table-cell table:style-name="C11" table:number-columns-spanned="3">
            <text:p text:style-name="P1"><text:span text:style-name="T0">65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27</text:span></text:p>
          </table:table-cell>
          <table:table-cell table:style-name="C8" table:number-columns-spanned="5">
            <text:p text:style-name="P3"><text:span text:style-name="T0">Annuité de la dette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3">
            <text:p text:style-name="P1"><text:span text:style-name="T0">3,55</text:span></text:p>
          </table:table-cell>
          <table:table-cell table:style-name="C7"/>
          <table:table-cell table:style-name="C7"/>
          <table:table-cell table:style-name="C7" table:number-columns-spanned="5">
            <text:p text:style-name="P1"><text:span text:style-name="T0">8,87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6">
          <table:table-cell table:style-name="C0"/>
          <table:table-cell table:style-name="C10">
            <text:p text:style-name="P1"><text:span text:style-name="T0">19 082</text:span></text:p>
          </table:table-cell>
          <table:table-cell table:style-name="C11" table:number-columns-spanned="3">
            <text:p text:style-name="P1"><text:span text:style-name="T0">155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33</text:span></text:p>
          </table:table-cell>
          <table:table-cell table:style-name="C21" table:number-columns-spanned="5">
            <text:p text:style-name="P1"><text:span text:style-name="T1">FONDS DE ROULEMENT</text:span></text:p>
          </table:table-cell>
          <table:table-cell table:style-name="C21"/>
          <table:table-cell table:style-name="C21"/>
          <table:table-cell table:style-name="C21"/>
          <table:table-cell table:style-name="C21"/>
          <table:table-cell table:style-name="C9" table:number-columns-spanned="8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22" table:number-columns-spanned="18">
            <text:p text:style-name="P1"><text:span text:style-name="T1">ELEMENTS DE FISCALITE DIRECTE LOCALE</text:span></text:p>
          </table:table-cell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0"/>
        </table:table-row>
        <table:table-row table:style-name="TR1">
          <table:table-cell table:style-name="C0"/>
          <table:table-cell table:style-name="C6" table:number-columns-spanned="18">
            <text:p text:style-name="P1"><text:span text:style-name="T1">Les bases imposées et les réductions (exonérations, abattements) accordées sur délibérations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4">
          <table:table-cell table:style-name="C0"/>
          <table:table-cell table:style-name="C23" table:number-columns-spanned="6">
            <text:p text:style-name="P2"><text:span text:style-name="T3">Bases nettes imposées au profit de la commune</text:span></text:p>
          </table:table-cell>
          <table:table-cell table:style-name="C23"/>
          <table:table-cell table:style-name="C23"/>
          <table:table-cell table:style-name="C23"/>
          <table:table-cell table:style-name="C23"/>
          <table:table-cell table:style-name="C23"/>
          <table:table-cell table:style-name="C6" table:number-columns-spanned="2" table:number-rows-spanned="3">
            <text:p text:style-name="P1"><text:span text:style-name="T0">Taxe</text:span></text:p>
          </table:table-cell>
          <table:table-cell table:style-name="C6"/>
          <table:table-cell table:style-name="C5" table:number-columns-spanned="10">
            <text:p text:style-name="P2"><text:span text:style-name="T3">Réductions de base accordées sur délibérations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6"/>
          <table:table-cell table:style-name="C6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9">
          <table:table-cell table:style-name="C0"/>
          <table:table-cell table:style-name="C3" table:number-rows-spanned="2">
            <text:p text:style-name="P2"><text:span text:style-name="T4">En milliers d'Euros</text:span></text:p>
          </table:table-cell>
          <table:table-cell table:style-name="C3" table:number-columns-spanned="3" table:number-rows-spanned="2">
            <text:p text:style-name="P2"><text:span text:style-name="T4">Euros par habitant</text:span></text:p>
          </table:table-cell>
          <table:table-cell table:style-name="C3"/>
          <table:table-cell table:style-name="C3"/>
          <table:table-cell table:style-name="C3" table:number-columns-spanned="2" table:number-rows-spanned="2">
            <text:p text:style-name="P2"><text:span text:style-name="T4">Moyenne de la strate</text:span></text:p>
          </table:table-cell>
          <table:table-cell table:style-name="C3"/>
          <table:table-cell table:style-name="C6"/>
          <table:table-cell table:style-name="C6"/>
          <table:table-cell table:style-name="C5" table:number-columns-spanned="2" table:number-rows-spanned="2">
            <text:p text:style-name="P2"><text:span text:style-name="T4">En milliers d'Euros</text:span></text:p>
          </table:table-cell>
          <table:table-cell table:style-name="C5"/>
          <table:table-cell table:style-name="C5" table:number-columns-spanned="3" table:number-rows-spanned="2">
            <text:p text:style-name="P2"><text:span text:style-name="T4">Euros par habitant</text:span></text:p>
          </table:table-cell>
          <table:table-cell table:style-name="C5"/>
          <table:table-cell table:style-name="C5"/>
          <table:table-cell table:style-name="C5" table:number-columns-spanned="5" table:number-rows-spanned="2">
            <text:p text:style-name="P2"><text:span text:style-name="T4">Moyenne de la strate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8">
          <table:table-cell table:style-name="C0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0"/>
          <table:table-cell table:style-name="C0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49 632</text:span></text:p>
          </table:table-cell>
          <table:table-cell table:style-name="C24" table:number-columns-spanned="3">
            <text:p text:style-name="P1"><text:span text:style-name="T0">404</text:span></text:p>
          </table:table-cell>
          <table:table-cell table:style-name="C24"/>
          <table:table-cell table:style-name="C24"/>
          <table:table-cell table:style-name="C24" table:number-columns-spanned="2">
            <text:p text:style-name="P1"><text:span text:style-name="T0">106</text:span></text:p>
          </table:table-cell>
          <table:table-cell table:style-name="C24"/>
          <table:table-cell table:style-name="C12" table:number-columns-spanned="2">
            <text:p text:style-name="P3"><text:span text:style-name="T4">Taxe d'habitation (résidences secondaires et logements vacants)</text:span></text:p>
          </table:table-cell>
          <table:table-cell table:style-name="C12"/>
          <table:table-cell table:style-name="C5" table:number-columns-spanned="2">
            <text:p text:style-name="P2"><text:span text:style-name="T4">-</text:span></text:p>
          </table:table-cell>
          <table:table-cell table:style-name="C5"/>
          <table:table-cell table:style-name="C5" table:number-columns-spanned="3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 table:number-columns-spanned="5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417 014</text:span></text:p>
          </table:table-cell>
          <table:table-cell table:style-name="C24" table:number-columns-spanned="3">
            <text:p text:style-name="P1"><text:span text:style-name="T0">3 395</text:span></text:p>
          </table:table-cell>
          <table:table-cell table:style-name="C24"/>
          <table:table-cell table:style-name="C24"/>
          <table:table-cell table:style-name="C24" table:number-columns-spanned="2">
            <text:p text:style-name="P1"><text:span text:style-name="T0">1 475</text:span></text:p>
          </table:table-cell>
          <table:table-cell table:style-name="C24"/>
          <table:table-cell table:style-name="C12" table:number-columns-spanned="2">
            <text:p text:style-name="P3"><text:span text:style-name="T4">Taxe foncière sur les propriétés bâties</text:span></text:p>
          </table:table-cell>
          <table:table-cell table:style-name="C12"/>
          <table:table-cell table:style-name="C7" table:number-columns-spanned="2">
            <text:p text:style-name="P1"><text:span text:style-name="T0">0</text:span></text:p>
          </table:table-cell>
          <table:table-cell table:style-name="C7"/>
          <table:table-cell table:style-name="C7" table:number-columns-spanned="3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 table:number-columns-spanned="5">
            <text:p text:style-name="P1"><text:span text:style-name="T0">1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1 283</text:span></text:p>
          </table:table-cell>
          <table:table-cell table:style-name="C24" table:number-columns-spanned="3">
            <text:p text:style-name="P1"><text:span text:style-name="T0">10</text:span></text:p>
          </table:table-cell>
          <table:table-cell table:style-name="C24"/>
          <table:table-cell table:style-name="C24"/>
          <table:table-cell table:style-name="C24" table:number-columns-spanned="2">
            <text:p text:style-name="P1"><text:span text:style-name="T0">4</text:span></text:p>
          </table:table-cell>
          <table:table-cell table:style-name="C24"/>
          <table:table-cell table:style-name="C12" table:number-columns-spanned="2">
            <text:p text:style-name="P3"><text:span text:style-name="T4">Taxe foncière sur les propriétés non bâties</text:span></text:p>
          </table:table-cell>
          <table:table-cell table:style-name="C12"/>
          <table:table-cell table:style-name="C7" table:number-columns-spanned="2">
            <text:p text:style-name="P1"><text:span text:style-name="T0">0</text:span></text:p>
          </table:table-cell>
          <table:table-cell table:style-name="C7"/>
          <table:table-cell table:style-name="C7" table:number-columns-spanned="3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 table:number-columns-spanned="5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 table:number-columns-spanned="2">
            <text:p text:style-name="P1"><text:span text:style-name="T0">0</text:span></text:p>
          </table:table-cell>
          <table:table-cell table:style-name="C24"/>
          <table:table-cell table:style-name="C12" table:number-columns-spanned="2">
            <text:p text:style-name="P3"><text:span text:style-name="T4">Taxe additionnelle à la taxe foncière sur les propriétés non bâties</text:span></text:p>
          </table:table-cell>
          <table:table-cell table:style-name="C12"/>
          <table:table-cell table:style-name="C5" table:number-columns-spanned="2">
            <text:p text:style-name="P2"><text:span text:style-name="T4">-</text:span></text:p>
          </table:table-cell>
          <table:table-cell table:style-name="C5"/>
          <table:table-cell table:style-name="C5" table:number-columns-spanned="3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 table:number-columns-spanned="5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 table:number-columns-spanned="2">
            <text:p text:style-name="P1"><text:span text:style-name="T0">0</text:span></text:p>
          </table:table-cell>
          <table:table-cell table:style-name="C24"/>
          <table:table-cell table:style-name="C12" table:number-columns-spanned="2">
            <text:p text:style-name="P3"><text:span text:style-name="T4">Cotisation foncière des entreprises</text:span></text:p>
          </table:table-cell>
          <table:table-cell table:style-name="C12"/>
          <table:table-cell table:style-name="C7" table:number-columns-spanned="2">
            <text:p text:style-name="P1"><text:span text:style-name="T0">0</text:span></text:p>
          </table:table-cell>
          <table:table-cell table:style-name="C7"/>
          <table:table-cell table:style-name="C7" table:number-columns-spanned="3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 table:number-columns-spanned="5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6" table:number-columns-spanned="18">
            <text:p text:style-name="P1"><text:span text:style-name="T1">Les taux et les produits de la fiscalité directe locale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4">
          <table:table-cell table:style-name="C0"/>
          <table:table-cell table:style-name="C6" table:number-columns-spanned="5">
            <text:p text:style-name="P1"><text:span text:style-name="T1">Produits des impôts locaux et compensations réformes fiscales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7" table:number-columns-spanned="5">
            <text:p text:style-name="P1"><text:span text:style-name="T0">Taxe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2">
            <text:p text:style-name="P1"><text:span text:style-name="T1">Taux voté (%)</text:span></text:p>
          </table:table-cell>
          <table:table-cell table:style-name="C7"/>
          <table:table-cell table:style-name="C5" table:number-columns-spanned="6">
            <text:p text:style-name="P2"><text:span text:style-name="T0">Taux moyen de la strate (%)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10 107</text:span></text:p>
          </table:table-cell>
          <table:table-cell table:style-name="C24" table:number-columns-spanned="3">
            <text:p text:style-name="P1"><text:span text:style-name="T0">82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27</text:span></text:p>
          </table:table-cell>
          <table:table-cell table:style-name="C12" table:number-columns-spanned="5">
            <text:p text:style-name="P3"><text:span text:style-name="T4">Taxe d'habitation (résidences secondaires et logements vacants)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7" table:number-columns-spanned="2">
            <text:p text:style-name="P1"><text:span text:style-name="T0">17,87</text:span></text:p>
          </table:table-cell>
          <table:table-cell table:style-name="C7"/>
          <table:table-cell table:style-name="C7" table:number-columns-spanned="6">
            <text:p text:style-name="P1"><text:span text:style-name="T0">25,93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62 830</text:span></text:p>
          </table:table-cell>
          <table:table-cell table:style-name="C24" table:number-columns-spanned="3">
            <text:p text:style-name="P1"><text:span text:style-name="T0">512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593</text:span></text:p>
          </table:table-cell>
          <table:table-cell table:style-name="C12" table:number-columns-spanned="5">
            <text:p text:style-name="P3"><text:span text:style-name="T4">Taxe foncière sur les propriétés bâties (avant application du coefficient correcteur)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7" table:number-columns-spanned="2">
            <text:p text:style-name="P1"><text:span text:style-name="T0">15,09</text:span></text:p>
          </table:table-cell>
          <table:table-cell table:style-name="C7"/>
          <table:table-cell table:style-name="C7" table:number-columns-spanned="6">
            <text:p text:style-name="P1"><text:span text:style-name="T0">40,21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 table:number-rows-spanned="2">
            <text:p text:style-name="P1"><text:span text:style-name="T0">28 792</text:span></text:p>
          </table:table-cell>
          <table:table-cell table:style-name="C24" table:number-columns-spanned="3" table:number-rows-spanned="2">
            <text:p text:style-name="P1"><text:span text:style-name="T0">234</text:span></text:p>
          </table:table-cell>
          <table:table-cell table:style-name="C24"/>
          <table:table-cell table:style-name="C24"/>
          <table:table-cell table:style-name="C24" table:number-rows-spanned="2">
            <text:p text:style-name="P1"><text:span text:style-name="T0">101</text:span></text:p>
          </table:table-cell>
          <table:table-cell table:style-name="C25" table:number-columns-spanned="5">
            <text:p text:style-name="P3"><text:span text:style-name="T4">Effet du coefficient correcteur :</text:span></text:p>
          </table:table-cell>
          <table:table-cell table:style-name="C25"/>
          <table:table-cell table:style-name="C25"/>
          <table:table-cell table:style-name="C25"/>
          <table:table-cell table:style-name="C25"/>
          <table:table-cell table:style-name="C7" table:number-columns-spanned="2" table:number-rows-spanned="2">
            <text:p text:style-name="P1"><text:span text:style-name="T0">-</text:span></text:p>
          </table:table-cell>
          <table:table-cell table:style-name="C7"/>
          <table:table-cell table:style-name="C7" table:number-columns-spanned="6" table:number-rows-spanned="2">
            <text:p text:style-name="P1"><text:span text:style-name="T0">-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/>
          <table:table-cell table:style-name="C24"/>
          <table:table-cell table:style-name="C24"/>
          <table:table-cell table:style-name="C24"/>
          <table:table-cell table:style-name="C24"/>
          <table:table-cell table:style-name="C12" table:number-columns-spanned="5">
            <text:p text:style-name="P3"><text:span text:style-name="T4">Communes sous-compensées (+) / Communes surcompensées (-)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91 622</text:span></text:p>
          </table:table-cell>
          <table:table-cell table:style-name="C24" table:number-columns-spanned="3">
            <text:p text:style-name="P1"><text:span text:style-name="T0">746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694</text:span></text:p>
          </table:table-cell>
          <table:table-cell table:style-name="C12" table:number-columns-spanned="5">
            <text:p text:style-name="P3"><text:span text:style-name="T4">Taxe foncière sur les propriétés bâties (après application du coefficient correcteur)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7" table:number-columns-spanned="2">
            <text:p text:style-name="P1"><text:span text:style-name="T0">-</text:span></text:p>
          </table:table-cell>
          <table:table-cell table:style-name="C7"/>
          <table:table-cell table:style-name="C7" table:number-columns-spanned="6">
            <text:p text:style-name="P1"><text:span text:style-name="T0">-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3">
          <table:table-cell table:style-name="C0"/>
          <table:table-cell table:style-name="C24">
            <text:p text:style-name="P1"><text:span text:style-name="T0">219</text:span></text:p>
          </table:table-cell>
          <table:table-cell table:style-name="C24" table:number-columns-spanned="3">
            <text:p text:style-name="P1"><text:span text:style-name="T0">2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15</text:span></text:p>
          </table:table-cell>
          <table:table-cell table:style-name="C12" table:number-columns-spanned="5">
            <text:p text:style-name="P3"><text:span text:style-name="T4">Allocation compensatrice de foncier bâti - réduction 50% valeur locative des établissements industriels (méthode comptable)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7" table:number-columns-spanned="2">
            <text:p text:style-name="P1"><text:span text:style-name="T0">-</text:span></text:p>
          </table:table-cell>
          <table:table-cell table:style-name="C7"/>
          <table:table-cell table:style-name="C7" table:number-columns-spanned="6">
            <text:p text:style-name="P1"><text:span text:style-name="T0">-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125</text:span></text:p>
          </table:table-cell>
          <table:table-cell table:style-name="C24" table:number-columns-spanned="3">
            <text:p text:style-name="P1"><text:span text:style-name="T0">1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1</text:span></text:p>
          </table:table-cell>
          <table:table-cell table:style-name="C12" table:number-columns-spanned="5">
            <text:p text:style-name="P3"><text:span text:style-name="T4">Taxe foncière sur les propriétés non bâties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7" table:number-columns-spanned="2">
            <text:p text:style-name="P1"><text:span text:style-name="T0">9,78</text:span></text:p>
          </table:table-cell>
          <table:table-cell table:style-name="C7"/>
          <table:table-cell table:style-name="C7" table:number-columns-spanned="6">
            <text:p text:style-name="P1"><text:span text:style-name="T0">37,11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5">
            <text:p text:style-name="P3"><text:span text:style-name="T4">Taxe additionnelle à la taxe foncière sur les propriétés non bâties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7" table:number-columns-spanned="2">
            <text:p text:style-name="P1"><text:span text:style-name="T0">0,00</text:span></text:p>
          </table:table-cell>
          <table:table-cell table:style-name="C7"/>
          <table:table-cell table:style-name="C7" table:number-columns-spanned="6">
            <text:p text:style-name="P1"><text:span text:style-name="T0">0,0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5">
            <text:p text:style-name="P3"><text:span text:style-name="T4">Cotisation foncière des entreprises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7" table:number-columns-spanned="2">
            <text:p text:style-name="P1"><text:span text:style-name="T0">0,00</text:span></text:p>
          </table:table-cell>
          <table:table-cell table:style-name="C7"/>
          <table:table-cell table:style-name="C7" table:number-columns-spanned="6">
            <text:p text:style-name="P1"><text:span text:style-name="T0">0,0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3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5">0</text:span></text:p>
          </table:table-cell>
          <table:table-cell table:style-name="C12" table:number-columns-spanned="5">
            <text:p text:style-name="P3"><text:span text:style-name="T4">Allocation compensatrice de cotisation foncière des entreprises - réduction de 50% valeur locative des établissements industriels (méthode comptable)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7" table:number-columns-spanned="2">
            <text:p text:style-name="P1"><text:span text:style-name="T0">-</text:span></text:p>
          </table:table-cell>
          <table:table-cell table:style-name="C7"/>
          <table:table-cell table:style-name="C7" table:number-columns-spanned="6">
            <text:p text:style-name="P1"><text:span text:style-name="T0">-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6" table:number-columns-spanned="18">
            <text:p text:style-name="P1"><text:span text:style-name="T1">Les produits des impôts de répartition et la fraction de TVA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1">
          <table:table-cell table:style-name="C0"/>
          <table:table-cell table:style-name="C24" table:number-columns-spanned="5">
            <text:p text:style-name="P1"><text:span text:style-name="T1">Produits des impôts de répartition</text:span></text:p>
          </table:table-cell>
          <table:table-cell table:style-name="C24"/>
          <table:table-cell table:style-name="C24"/>
          <table:table-cell table:style-name="C24"/>
          <table:table-cell table:style-name="C24"/>
          <table:table-cell table:style-name="C26" table:number-columns-spanned="3">
            <text:p text:style-name="P1"><text:span text:style-name="T0">Taxe</text:span></text:p>
          </table:table-cell>
          <table:table-cell table:style-name="C26"/>
          <table:table-cell table:style-name="C26"/>
          <table:table-cell table:style-name="C5" table:number-columns-spanned="10">
            <text:p text:style-name="P2"/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3">
            <text:p text:style-name="P3"><text:span text:style-name="T4">Cotisation sur la valeur ajoutée des entreprises</text:span></text:p>
          </table:table-cell>
          <table:table-cell table:style-name="C12"/>
          <table:table-cell table:style-name="C12"/>
          <table:table-cell table:style-name="C7" table:number-columns-spanned="2">
            <text:p text:style-name="P1"><text:span text:style-name="T4">-</text:span></text:p>
          </table:table-cell>
          <table:table-cell table:style-name="C7"/>
          <table:table-cell table:style-name="C5" table:number-columns-spanned="8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3">
            <text:p text:style-name="P3"><text:span text:style-name="T4">Imposition forfaitaire sur les entreprises de réseau</text:span></text:p>
          </table:table-cell>
          <table:table-cell table:style-name="C12"/>
          <table:table-cell table:style-name="C12"/>
          <table:table-cell table:style-name="C7" table:number-columns-spanned="2">
            <text:p text:style-name="P1"><text:span text:style-name="T4">-</text:span></text:p>
          </table:table-cell>
          <table:table-cell table:style-name="C7"/>
          <table:table-cell table:style-name="C5" table:number-columns-spanned="8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3">
            <text:p text:style-name="P3"><text:span text:style-name="T4">Taxe sur les surfaces commerciales</text:span></text:p>
          </table:table-cell>
          <table:table-cell table:style-name="C12"/>
          <table:table-cell table:style-name="C12"/>
          <table:table-cell table:style-name="C7" table:number-columns-spanned="2">
            <text:p text:style-name="P1"><text:span text:style-name="T4">-</text:span></text:p>
          </table:table-cell>
          <table:table-cell table:style-name="C7"/>
          <table:table-cell table:style-name="C5" table:number-columns-spanned="8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 table:number-columns-spanned="5">
            <text:p text:style-name="P1"><text:span text:style-name="T1">Fraction de TVA</text:span></text:p>
          </table:table-cell>
          <table:table-cell table:style-name="C24"/>
          <table:table-cell table:style-name="C24"/>
          <table:table-cell table:style-name="C24"/>
          <table:table-cell table:style-name="C24"/>
          <table:table-cell table:style-name="C26" table:number-columns-spanned="3">
            <text:p text:style-name="P1"><text:span text:style-name="T0">Taxe</text:span></text:p>
          </table:table-cell>
          <table:table-cell table:style-name="C26"/>
          <table:table-cell table:style-name="C26"/>
          <table:table-cell table:style-name="C5" table:number-columns-spanned="10">
            <text:p text:style-name="P2"/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3">
            <text:p text:style-name="P3"><text:span text:style-name="T4">Fraction de TVA (uniquement pour la Ville de Paris)</text:span></text:p>
          </table:table-cell>
          <table:table-cell table:style-name="C12"/>
          <table:table-cell table:style-name="C12"/>
          <table:table-cell table:style-name="C7" table:number-columns-spanned="2">
            <text:p text:style-name="P1"><text:span text:style-name="T4">-</text:span></text:p>
          </table:table-cell>
          <table:table-cell table:style-name="C7"/>
          <table:table-cell table:style-name="C5" table:number-columns-spanned="8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1" table:number-columns-spanned="2">
            <text:p text:style-name="P0"><text:span text:style-name="T0">Source DGFIP</text:span></text:p>
          </table:table-cell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7">
            <text:p text:style-name="P4"><text:span text:style-name="T0">1</text:span></text:p>
          </table:table-cell>
          <table:table-cell table:style-name="C27">
            <text:p text:style-name="P4"><text:span text:style-name="T0">/</text:span></text:p>
          </table:table-cell>
          <table:table-cell table:style-name="C27">
            <text:p text:style-name="P4"><text:span text:style-name="T0">1</text:span></text:p>
          </table:table-cell>
          <table:table-cell table:style-name="C0"/>
          <table:table-cell table:style-name="C0"/>
        </table:table-row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  <table:named-expressions>
        <table:named-range table:name="JR_PAGE_ANCHOR_0_1" table:base-cell-address="$'Edition détaillée - Commune'.$A$1" table:cell-range-address="$'Edition détaillée - Commune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55in"/>
    </style:default-style>
  </office:styles>
  <office:automatic-styles>
    <style:page-layout style:name="page_0">
      <style:page-layout-properties fo:page-width="11.6944in" fo:page-height="17.5556in" fo:margin-top="0in" fo:margin-bottom="0in" fo:margin-left="0in" fo:margin-right="0in" style:print-orientation="landscape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<office:document-meta xmlns:office="urn:oasis:names:tc:opendocument:xmlns:office:1.0" office:version="1.1"/>
</file>